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Table1" style:family="table">
      <style:table-properties style:width="6.3in" fo:margin-left="0.0049in" fo:margin-top="0in" fo:margin-bottom="0in" table:align="left" style:writing-mode="page"/>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666666" fo:padding-left="0.075in" fo:padding-right="0.075in" fo:padding-top="0in" fo:padding-bottom="0in" fo:border="0.75pt solid #000000">
        <style:background-image/>
      </style:table-cell-properties>
    </style:style>
    <style:style style:name="Table2" style:family="table">
      <style:table-properties style:width="6.3in" fo:margin-left="0.0049in" fo:margin-top="0in" fo:margin-bottom="0in" table:align="left" style:writing-mode="page"/>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666666" fo:padding-left="0.075in" fo:padding-right="0.075in" fo:padding-top="0in" fo:padding-bottom="0in" fo:border="0.75pt solid #000000">
        <style:background-image/>
      </style:table-cell-properties>
    </style:style>
    <style:style style:name="Table3" style:family="table">
      <style:table-properties style:width="6.3in" fo:margin-left="0.0049in" fo:margin-top="0in" fo:margin-bottom="0in" table:align="left" style:writing-mode="page"/>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fo:background-color="#666666" fo:padding-left="0.075in" fo:padding-right="0.075in" fo:padding-top="0in" fo:padding-bottom="0in" fo:border="0.75pt solid #000000">
        <style:background-image/>
      </style:table-cell-properties>
    </style:style>
    <style:style style:name="Table4" style:family="table">
      <style:table-properties style:width="6.2708in" fo:margin-left="0.0069in" fo:margin-top="0in" fo:margin-bottom="0in" table:align="left" style:writing-mode="page"/>
    </style:style>
    <style:style style:name="Table4.A" style:family="table-column">
      <style:table-column-properties style:column-width="0.9368in"/>
    </style:style>
    <style:style style:name="Table4.B" style:family="table-column">
      <style:table-column-properties style:column-width="5.334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3in" fo:margin-left="0.0049in" fo:margin-top="0in" fo:margin-bottom="0in" table:align="left" style:writing-mode="page"/>
    </style:style>
    <style:style style:name="Table5.A" style:family="table-column">
      <style:table-column-properties style:column-width="6.3in"/>
    </style:style>
    <style:style style:name="Table5.1" style:family="table-row">
      <style:table-row-properties fo:keep-together="auto"/>
    </style:style>
    <style:style style:name="Table5.A1" style:family="table-cell">
      <style:table-cell-properties fo:background-color="#666666" fo:padding-left="0.075in" fo:padding-right="0.075in" fo:padding-top="0in" fo:padding-bottom="0in" fo:border="0.75pt solid #000000">
        <style:background-image/>
      </style:table-cell-properties>
    </style:style>
    <style:style style:name="Table6" style:family="table">
      <style:table-properties style:width="6.3in" fo:margin-left="0.0049in" fo:margin-top="0in" fo:margin-bottom="0in" table:align="left" style:writing-mode="page"/>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fo:background-color="#666666" fo:padding-left="0.075in" fo:padding-right="0.075in" fo:padding-top="0in" fo:padding-bottom="0in" fo:border="0.75pt solid #000000">
        <style:background-image/>
      </style:table-cell-properties>
    </style:style>
    <style:style style:name="Table7" style:family="table">
      <style:table-properties style:width="6.3in" fo:margin-left="0.0049in" fo:margin-top="0in" fo:margin-bottom="0in" table:align="left" style:writing-mode="page"/>
    </style:style>
    <style:style style:name="Table7.A" style:family="table-column">
      <style:table-column-properties style:column-width="6.3in"/>
    </style:style>
    <style:style style:name="Table7.1" style:family="table-row">
      <style:table-row-properties fo:keep-together="auto"/>
    </style:style>
    <style:style style:name="Table7.A1" style:family="table-cell">
      <style:table-cell-properties fo:background-color="#666666" fo:padding-left="0.075in" fo:padding-right="0.075in" fo:padding-top="0in" fo:padding-bottom="0in" fo:border="0.75pt solid #000000">
        <style:background-image/>
      </style:table-cell-properties>
    </style:style>
    <style:style style:name="Table8" style:family="table">
      <style:table-properties style:width="6.3in" fo:margin-left="0.0049in" fo:margin-top="0in" fo:margin-bottom="0in" table:align="left" style:writing-mode="page"/>
    </style:style>
    <style:style style:name="Table8.A" style:family="table-column">
      <style:table-column-properties style:column-width="6.3in"/>
    </style:style>
    <style:style style:name="Table8.1" style:family="table-row">
      <style:table-row-properties fo:keep-together="auto"/>
    </style:style>
    <style:style style:name="Table8.A1" style:family="table-cell">
      <style:table-cell-properties fo:background-color="#666666" fo:padding-left="0.075in" fo:padding-right="0.075in" fo:padding-top="0in" fo:padding-bottom="0in" fo:border="0.75pt solid #000000">
        <style:background-image/>
      </style:table-cell-properties>
    </style:style>
    <style:style style:name="Table9" style:family="table">
      <style:table-properties style:width="6.3in" fo:margin-left="0.0049in" fo:margin-top="0in" fo:margin-bottom="0in" table:align="left" style:writing-mode="page"/>
    </style:style>
    <style:style style:name="Table9.A" style:family="table-column">
      <style:table-column-properties style:column-width="6.3in"/>
    </style:style>
    <style:style style:name="Table9.1" style:family="table-row">
      <style:table-row-properties fo:keep-together="auto"/>
    </style:style>
    <style:style style:name="Table9.A1" style:family="table-cell">
      <style:table-cell-properties fo:background-color="#666666" fo:padding-left="0.075in" fo:padding-right="0.075in" fo:padding-top="0in" fo:padding-bottom="0in" fo:border="0.75pt solid #000000">
        <style:background-image/>
      </style:table-cell-properties>
    </style:style>
    <style:style style:name="Table10" style:family="table">
      <style:table-properties style:width="6.3in" fo:margin-left="0.0049in" fo:margin-top="0in" fo:margin-bottom="0in" table:align="left" style:writing-mode="page"/>
    </style:style>
    <style:style style:name="Table10.A" style:family="table-column">
      <style:table-column-properties style:column-width="6.3in"/>
    </style:style>
    <style:style style:name="Table10.1" style:family="table-row">
      <style:table-row-properties fo:keep-together="auto"/>
    </style:style>
    <style:style style:name="Table10.A1" style:family="table-cell">
      <style:table-cell-properties fo:background-color="#666666" fo:padding-left="0.075in" fo:padding-right="0.075in" fo:padding-top="0in" fo:padding-bottom="0in" fo:border="0.75pt solid #000000">
        <style:background-image/>
      </style:table-cell-properties>
    </style:style>
    <style:style style:name="Table11" style:family="table">
      <style:table-properties style:width="6.3in" fo:margin-left="0.0049in" fo:margin-top="0in" fo:margin-bottom="0in" table:align="left" style:writing-mode="page"/>
    </style:style>
    <style:style style:name="Table11.A" style:family="table-column">
      <style:table-column-properties style:column-width="6.3in"/>
    </style:style>
    <style:style style:name="Table11.1" style:family="table-row">
      <style:table-row-properties fo:keep-together="auto"/>
    </style:style>
    <style:style style:name="Table11.A1" style:family="table-cell">
      <style:table-cell-properties fo:background-color="#666666" fo:padding-left="0.075in" fo:padding-right="0.075in" fo:padding-top="0in" fo:padding-bottom="0in" fo:border="0.75pt solid #000000">
        <style:background-image/>
      </style:table-cell-properties>
    </style:style>
    <style:style style:name="Table12" style:family="table">
      <style:table-properties style:width="6.3in" fo:margin-left="0.0049in" fo:margin-top="0in" fo:margin-bottom="0in" table:align="left" style:writing-mode="page"/>
    </style:style>
    <style:style style:name="Table12.A" style:family="table-column">
      <style:table-column-properties style:column-width="6.3in"/>
    </style:style>
    <style:style style:name="Table12.1" style:family="table-row">
      <style:table-row-properties fo:keep-together="auto"/>
    </style:style>
    <style:style style:name="Table12.A1" style:family="table-cell">
      <style:table-cell-properties fo:background-color="#666666" fo:padding-left="0.075in" fo:padding-right="0.075in" fo:padding-top="0in" fo:padding-bottom="0in" fo:border="0.75pt solid #000000">
        <style:background-image/>
      </style:table-cell-properties>
    </style:style>
    <style:style style:name="Table13" style:family="table">
      <style:table-properties style:width="6.3in" fo:margin-left="0.0049in" fo:margin-top="0in" fo:margin-bottom="0in" table:align="left" style:writing-mode="page"/>
    </style:style>
    <style:style style:name="Table13.A" style:family="table-column">
      <style:table-column-properties style:column-width="6.3in"/>
    </style:style>
    <style:style style:name="Table13.1" style:family="table-row">
      <style:table-row-properties fo:keep-together="auto"/>
    </style:style>
    <style:style style:name="Table13.A1" style:family="table-cell">
      <style:table-cell-properties fo:background-color="#666666" fo:padding-left="0.075in" fo:padding-right="0.075in" fo:padding-top="0in" fo:padding-bottom="0in" fo:border="0.75pt solid #000000">
        <style:background-image/>
      </style:table-cell-properties>
    </style:style>
    <style:style style:name="Table14" style:family="table">
      <style:table-properties style:width="6.3in" fo:margin-left="0.0049in" fo:margin-top="0in" fo:margin-bottom="0in" table:align="left" style:writing-mode="page"/>
    </style:style>
    <style:style style:name="Table14.A" style:family="table-column">
      <style:table-column-properties style:column-width="6.3in"/>
    </style:style>
    <style:style style:name="Table14.1" style:family="table-row">
      <style:table-row-properties fo:keep-together="auto"/>
    </style:style>
    <style:style style:name="Table14.A1" style:family="table-cell">
      <style:table-cell-properties fo:background-color="#666666" fo:padding-left="0.075in" fo:padding-right="0.075in" fo:padding-top="0in" fo:padding-bottom="0in" fo:border="0.75pt solid #000000">
        <style:background-image/>
      </style:table-cell-properties>
    </style:style>
    <style:style style:name="P1" style:family="paragraph" style:parent-style-name="normal">
      <style:paragraph-properties fo:orphans="2" fo:widows="2">
        <style:tab-stops>
          <style:tab-stop style:position="1.1043in"/>
          <style:tab-stop style:position="2.1252in"/>
        </style:tab-stops>
      </style:paragraph-properties>
      <style:text-properties style:font-name="Verdana" officeooo:rsid="0014c69c" officeooo:paragraph-rsid="0014c69c" style:font-name-asian="Verdana2" style:font-name-complex="Verdana2"/>
    </style:style>
    <style:style style:name="P2" style:family="paragraph" style:parent-style-name="normal">
      <style:paragraph-properties fo:orphans="2" fo:widows="2">
        <style:tab-stops>
          <style:tab-stop style:position="1.1043in"/>
          <style:tab-stop style:position="2.1252in"/>
        </style:tab-stops>
      </style:paragraph-properties>
      <style:text-properties style:font-name="Verdana" officeooo:rsid="00166c59" officeooo:paragraph-rsid="00166c59" style:font-name-asian="Verdana2" style:font-name-complex="Verdana2"/>
    </style:style>
    <style:style style:name="P3" style:family="paragraph" style:parent-style-name="normal">
      <style:paragraph-properties fo:orphans="2" fo:widows="2">
        <style:tab-stops>
          <style:tab-stop style:position="1.1043in"/>
          <style:tab-stop style:position="2.1252in"/>
        </style:tab-stops>
      </style:paragraph-properties>
      <style:text-properties style:font-name="Verdana" officeooo:rsid="0016e9a3" officeooo:paragraph-rsid="0016e9a3" style:font-name-asian="Verdana2" style:font-name-complex="Verdana2"/>
    </style:style>
    <style:style style:name="P4" style:family="paragraph" style:parent-style-name="normal">
      <style:paragraph-properties fo:orphans="2" fo:widows="2">
        <style:tab-stops>
          <style:tab-stop style:position="1.1043in"/>
          <style:tab-stop style:position="2.1252in"/>
        </style:tab-stops>
      </style:paragraph-properties>
      <style:text-properties style:font-name="Verdana" officeooo:rsid="00144a8c" officeooo:paragraph-rsid="00144a8c" style:font-name-asian="Verdana2" style:font-name-complex="Verdana2"/>
    </style:style>
    <style:style style:name="P5" style:family="paragraph" style:parent-style-name="Heading_20_1">
      <style:paragraph-properties fo:orphans="0" fo:widows="0"/>
    </style:style>
    <style:style style:name="P6" style:family="paragraph" style:parent-style-name="Heading_20_2">
      <style:paragraph-properties fo:orphans="2" fo:widows="2"/>
    </style:style>
    <style:style style:name="P7" style:family="paragraph" style:parent-style-name="normal">
      <style:paragraph-properties fo:orphans="2" fo:widows="2">
        <style:tab-stops>
          <style:tab-stop style:position="1.1043in"/>
          <style:tab-stop style:position="2.1252in"/>
        </style:tab-stops>
      </style:paragraph-properties>
      <style:text-properties fo:color="#000000" loext:opacity="100%" style:font-name="Verdana1" officeooo:rsid="0018acbd" officeooo:paragraph-rsid="0018acbd"/>
    </style:style>
    <style:style style:name="P8" style:family="paragraph" style:parent-style-name="normal">
      <style:text-properties officeooo:rsid="0018f95b" officeooo:paragraph-rsid="0018f95b"/>
    </style:style>
    <style:style style:name="P9" style:family="paragraph" style:parent-style-name="Heading_20_3">
      <style:text-properties style:font-name="Verdana" fo:font-size="8.5pt" style:font-name-asian="Verdana2" style:font-size-asian="8.5pt" style:font-name-complex="Verdana2" style:font-size-complex="8.5pt"/>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1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P1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style:font-name-asian="Verdana2" style:font-size-asian="10pt" style:font-style-asian="normal" style:font-weight-asian="bold" style:font-name-complex="Verdana2" style:font-size-complex="10pt"/>
    </style:style>
    <style:style style:name="P15" style:family="paragraph" style:parent-style-name="normal" style:master-page-name="Standard">
      <style:paragraph-properties fo:orphans="2" fo:widows="2" style:page-number="1"/>
    </style:style>
    <style:style style:name="P16" style:family="paragraph" style:parent-style-name="normal">
      <style:paragraph-properties fo:orphans="2" fo:widows="2">
        <style:tab-stops>
          <style:tab-stop style:position="1.1043in"/>
          <style:tab-stop style:position="2.1252in"/>
        </style:tab-stops>
      </style:paragraph-properties>
    </style:style>
    <style:style style:name="P17" style:family="paragraph" style:parent-style-name="normal">
      <style:paragraph-properties fo:orphans="2" fo:widows="2"/>
      <style:text-properties style:font-name="Verdana" style:font-name-asian="Verdana2" style:font-name-complex="Verdana2"/>
    </style:style>
    <style:style style:name="P18" style:family="paragraph" style:parent-style-name="normal">
      <style:paragraph-properties fo:orphans="2" fo:widows="2">
        <style:tab-stops>
          <style:tab-stop style:position="1.1043in"/>
          <style:tab-stop style:position="2.1252in"/>
        </style:tab-stops>
      </style:paragraph-properties>
      <style:text-properties style:font-name="Verdana" style:font-name-asian="Verdana2" style:font-name-complex="Verdana2"/>
    </style:style>
    <style:style style:name="P19" style:family="paragraph" style:parent-style-name="normal">
      <style:text-properties style:font-name="Verdana" style:font-name-asian="Verdana2" style:font-name-complex="Verdana2"/>
    </style:style>
    <style:style style:name="P20" style:family="paragraph" style:parent-style-name="normal">
      <style:paragraph-properties fo:orphans="2" fo:widows="2"/>
      <style:text-properties style:font-name="Verdana" fo:font-weight="bold" style:font-name-asian="Verdana2" style:font-weight-asian="bold" style:font-name-complex="Verdana2"/>
    </style:style>
    <style:style style:name="P21" style:family="paragraph" style:parent-style-name="normal">
      <style:paragraph-properties fo:orphans="2" fo:widows="2"/>
      <style:text-properties officeooo:rsid="001ada04" officeooo:paragraph-rsid="001ada04"/>
    </style:style>
    <style:style style:name="P22" style:family="paragraph" style:parent-style-name="normal">
      <style:paragraph-properties fo:text-align="end" style:justify-single-word="false" fo:orphans="0" fo:widows="0"/>
    </style:style>
    <style:style style:name="P23" style:family="paragraph" style:parent-style-name="normal">
      <style:paragraph-properties fo:orphans="0" fo:widows="0"/>
    </style:style>
    <style:style style:name="P2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padding="0in" fo:border="none" style:shadow="none" fo:keep-with-next="auto" style:join-border="false"/>
      <style:text-properties style:font-name="Arial" fo:font-size="11pt" style:font-name-asian="Arial1" style:font-size-asian="11pt" style:font-name-complex="Arial1" style:font-size-complex="11pt"/>
    </style:style>
    <style:style style:name="P25" style:family="paragraph" style:parent-style-name="normal">
      <style:paragraph-properties fo:line-height="115%"/>
      <style:text-properties style:font-name="Arial" fo:font-size="11pt" style:font-name-asian="Arial1" style:font-size-asian="11pt" style:font-name-complex="Arial1" style:font-size-complex="11pt"/>
    </style:style>
    <style:style style:name="P2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page" fo:background-color="transparent" fo:padding="0in" fo:border="none" style:shadow="none" fo:keep-with-next="auto" style:join-border="false"/>
    </style:style>
    <style:style style:name="P27" style:family="paragraph" style:parent-style-name="normal">
      <style:paragraph-properties fo:orphans="2" fo:widows="2">
        <style:tab-stops>
          <style:tab-stop style:position="1.1043in"/>
          <style:tab-stop style:position="2.1252in"/>
        </style:tab-stops>
      </style:paragraph-properties>
      <style:text-properties officeooo:rsid="001355b8" officeooo:paragraph-rsid="001355b8"/>
    </style:style>
    <style:style style:name="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2" style:font-size-asian="8.5pt" style:font-style-asian="normal" style:font-weight-asian="bold" style:font-name-complex="Verdana2" style:font-size-complex="8.5pt"/>
    </style:style>
    <style:style style:name="T2"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loext:char-shading-value="0" style:font-name-asian="Verdana2" style:font-size-asian="10pt" style:font-style-asian="normal" style:font-weight-asian="bold" style:font-name-complex="Verdana2" style:font-size-complex="10pt"/>
    </style:style>
    <style:style style:name="T3"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T4"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6" style:family="text">
      <style:text-properties style:font-name="Verdana" fo:font-size="8.5pt" fo:font-weight="bold" style:font-name-asian="Verdana2" style:font-size-asian="8.5pt" style:font-weight-asian="bold" style:font-name-complex="Verdana2" style:font-size-complex="8.5pt"/>
    </style:style>
    <style:style style:name="T7" style:family="text">
      <style:text-properties style:font-name="Verdana" fo:font-size="8.5pt" style:font-name-asian="Verdana2" style:font-size-asian="8.5pt" style:font-name-complex="Verdana2" style:font-size-complex="8.5pt"/>
    </style:style>
    <style:style style:name="T8" style:family="text">
      <style:text-properties style:font-name="Verdana" style:font-name-asian="Verdana2" style:font-name-complex="Verdana2"/>
    </style:style>
    <style:style style:name="T9" style:family="text">
      <style:text-properties style:font-name="Verdana" officeooo:rsid="0016ef8f" style:font-name-asian="Verdana2" style:font-name-complex="Verdana2"/>
    </style:style>
    <style:style style:name="T10" style:family="text">
      <style:text-properties style:font-name="Verdana" officeooo:rsid="00180363" style:font-name-asian="Verdana2" style:font-name-complex="Verdana2"/>
    </style:style>
    <style:style style:name="T11" style:family="text">
      <style:text-properties style:font-name="Verdana" officeooo:rsid="0019403d" style:font-name-asian="Verdana2" style:font-name-complex="Verdana2"/>
    </style:style>
    <style:style style:name="T12" style:family="text">
      <style:text-properties style:font-name="Verdana" officeooo:rsid="001aa149" style:font-name-asian="Verdana2" style:font-name-complex="Verdana2"/>
    </style:style>
    <style:style style:name="T13" style:family="text">
      <style:text-properties style:font-name="Verdana" officeooo:rsid="001c01be" style:font-name-asian="Verdana2" style:font-name-complex="Verdana2"/>
    </style:style>
    <style:style style:name="T14" style:family="text">
      <style:text-properties style:font-name="Verdana" fo:font-weight="bold" style:font-name-asian="Verdana2" style:font-weight-asian="bold" style:font-name-complex="Verdana2"/>
    </style:style>
    <style:style style:name="T15" style:family="text">
      <style:text-properties fo:color="#0070c0" loext:opacity="100%" style:font-name="Verdana" style:font-name-asian="Verdana2" style:font-name-complex="Verdana2"/>
    </style:style>
    <style:style style:name="T16" style:family="text">
      <style:text-properties style:font-name="Arial" fo:font-size="11pt" style:font-name-asian="Arial1" style:font-size-asian="11pt" style:font-name-complex="Arial1" style:font-size-complex="11pt"/>
    </style:style>
    <style:style style:name="T17" style:family="text">
      <style:text-properties style:font-name="Arial" fo:font-size="11pt" fo:font-weight="bold" style:font-name-asian="Arial1" style:font-size-asian="11pt" style:font-weight-asian="bold" style:font-name-complex="Arial1" style:font-size-complex="11pt"/>
    </style:style>
    <style:style style:name="T18" style:family="text">
      <style:text-properties fo:font-weight="normal" style:font-weight-asian="normal"/>
    </style:style>
    <style:style style:name="T19" style:family="text">
      <style:text-properties fo:color="#000000" loext:opacity="100%" style:font-name="Verdana" officeooo:rsid="00180363" style:font-name-asian="Verdana2" style:font-name-complex="Verdana2"/>
    </style:style>
    <style:style style:name="T20" style:family="text">
      <style:text-properties officeooo:rsid="001c91fe"/>
    </style:style>
    <style:style style:name="T21" style:family="text">
      <style:text-properties officeooo:rsid="001df1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15"><text:span text:style-name="T15">Format inspired by NWO reviewer guidelines and templates.</text:span><text:span text:style-name="T15"/></text:p>
      <text:p text:style-name="P17" loext:marker-style-name="T8"/>
      <table:table table:name="Table1" table:style-name="Table1">
        <table:table-column table:style-name="Table1.A"/>
        <table:table-row table:style-name="Table1.1">
          <table:table-cell table:style-name="Table1.A1" office:value-type="string">
            <text:p text:style-name="P5"><text:bookmark text:name="_7nwmyg4z647i"/>Identification</text:p>
          </table:table-cell>
        </table:table-row>
      </table:table>
      <text:p text:style-name="P19" loext:marker-style-name="T8"/>
      <text:p text:style-name="normal" loext:marker-style-name="T8"><text:span text:style-name="T8">Proposal title: Selective Cache Flushing for Spectre</text:span></text:p>
      <text:p text:style-name="P17" loext:marker-style-name="T8"/>
      <text:p text:style-name="P17" loext:marker-style-name="T8"/>
      <table:table table:name="Table2" table:style-name="Table2">
        <table:table-column table:style-name="Table2.A"/>
        <table:table-row table:style-name="Table2.1">
          <table:table-cell table:style-name="Table2.A1" office:value-type="string">
            <text:p text:style-name="P5"><text:bookmark text:name="_imm0qsyepw9i"/>Overall assessment</text:p>
          </table:table-cell>
        </table:table-row>
      </table:table>
      <text:p text:style-name="normal" loext:marker-style-name="T8"><text:span text:style-name="T8">Explain in one sentence or short paragraph how you see the entire project.</text:span><text:span text:style-name="T8"/></text:p>
      <text:p text:style-name="P21" loext:marker-style-name="T8"><text:span text:style-name="T8">The proposed project has the potential to solve Spectre in hardware but contains several pitfalls.</text:span></text:p>
      <text:p text:style-name="P17" loext:marker-style-name="T8"/>
      <text:p text:style-name="P17" loext:marker-style-name="T8"/>
      <table:table table:name="Table3" table:style-name="Table3">
        <table:table-column table:style-name="Table3.A"/>
        <table:table-row table:style-name="Table3.1">
          <table:table-cell table:style-name="Table3.A1" office:value-type="string">
            <text:p text:style-name="P5"><text:bookmark text:name="_uq27fzkgnbvq"/>Final score. How do you assess the entire application? Please give the final score for this proposal. Consider doing this after completing the rest of the application.</text:p>
          </table:table-cell>
        </table:table-row>
      </table:table>
      <text:p text:style-name="P19" loext:marker-style-name="T8"/>
      <text:p text:style-name="normal" loext:marker-style-name="T8"><text:span text:style-name="T8">The final grade for this proposal is, in your view:</text:span><text:span text:style-name="T8"/></text:p>
      <text:p text:style-name="P19" loext:marker-style-name="T8"/>
      <text:p text:style-name="normal" loext:marker-style-name="T8"><text:span text:style-name="T9">four (</text:span><text:span text:style-name="T13">4</text:span><text:span text:style-name="T9">)</text:span></text:p>
      <text:p text:style-name="P19" loext:marker-style-name="T8"/>
      <text:p text:style-name="normal" loext:marker-style-name="T8"><text:span text:style-name="T8">Use the following scores in your grading:</text:span><text:span text:style-name="T8"/></text:p>
      <text:p text:style-name="P19" loext:marker-style-name="T8"/>
      <table:table table:name="Table4" table:style-name="Table4">
        <table:table-column table:style-name="Table4.A"/>
        <table:table-column table:style-name="Table4.B"/>
        <table:table-row table:style-name="Table4.1">
          <table:table-cell table:style-name="Table4.A1" office:value-type="string">
            <text:p text:style-name="P22" loext:marker-style-name="T8"><text:span text:style-name="T8">Score</text:span><text:span text:style-name="T8"/></text:p>
          </table:table-cell>
          <table:table-cell table:style-name="Table4.A1" office:value-type="string">
            <text:p text:style-name="P23" loext:marker-style-name="T8"><text:span text:style-name="T8">Meaning</text:span><text:span text:style-name="T8"/></text:p>
          </table:table-cell>
        </table:table-row>
        <table:table-row table:style-name="Table4.1">
          <table:table-cell table:style-name="Table4.A1" office:value-type="string">
            <text:p text:style-name="P22" loext:marker-style-name="T8"><text:span text:style-name="T8">10</text:span><text:span text:style-name="T8"/></text:p>
          </table:table-cell>
          <table:table-cell table:style-name="Table4.A1" office:value-type="string">
            <text:p text:style-name="P23" loext:marker-style-name="T8"><text:span text:style-name="T8">Outstanding, must fund</text:span><text:span text:style-name="T8"/></text:p>
          </table:table-cell>
        </table:table-row>
        <table:table-row table:style-name="Table4.1">
          <table:table-cell table:style-name="Table4.A1" office:value-type="string">
            <text:p text:style-name="P22" loext:marker-style-name="T8"><text:span text:style-name="T8">9</text:span><text:span text:style-name="T8"/></text:p>
          </table:table-cell>
          <table:table-cell table:style-name="Table4.A1" office:value-type="string">
            <text:p text:style-name="P23" loext:marker-style-name="T8"><text:span text:style-name="T8">Excellent, must fund</text:span><text:span text:style-name="T8"/></text:p>
          </table:table-cell>
        </table:table-row>
        <table:table-row table:style-name="Table4.1">
          <table:table-cell table:style-name="Table4.A1" office:value-type="string">
            <text:p text:style-name="P22" loext:marker-style-name="T8"><text:span text:style-name="T8">8</text:span><text:span text:style-name="T8"/></text:p>
          </table:table-cell>
          <table:table-cell table:style-name="Table4.A1" office:value-type="string">
            <text:p text:style-name="P23" loext:marker-style-name="T8"><text:span text:style-name="T8">Very good, should fund</text:span><text:span text:style-name="T8"/></text:p>
          </table:table-cell>
        </table:table-row>
        <table:table-row table:style-name="Table4.1">
          <table:table-cell table:style-name="Table4.A1" office:value-type="string">
            <text:p text:style-name="P22" loext:marker-style-name="T8"><text:span text:style-name="T8">7</text:span><text:span text:style-name="T8"/></text:p>
          </table:table-cell>
          <table:table-cell table:style-name="Table4.A1" office:value-type="string">
            <text:p text:style-name="P23" loext:marker-style-name="T8"><text:span text:style-name="T8">Good overall with one aspect very good, fund if room</text:span><text:span text:style-name="T8"/></text:p>
          </table:table-cell>
        </table:table-row>
        <table:table-row table:style-name="Table4.1">
          <table:table-cell table:style-name="Table4.A1" office:value-type="string">
            <text:p text:style-name="P22" loext:marker-style-name="T8"><text:span text:style-name="T8">6</text:span><text:span text:style-name="T8"/></text:p>
          </table:table-cell>
          <table:table-cell table:style-name="Table4.A1" office:value-type="string">
            <text:p text:style-name="P23" loext:marker-style-name="T8"><text:span text:style-name="T8">Good, fund if room</text:span><text:span text:style-name="T8"/></text:p>
          </table:table-cell>
        </table:table-row>
        <table:table-row table:style-name="Table4.1">
          <table:table-cell table:style-name="Table4.A1" office:value-type="string">
            <text:p text:style-name="P22" loext:marker-style-name="T8"><text:span text:style-name="T8">5</text:span><text:span text:style-name="T8"/></text:p>
          </table:table-cell>
          <table:table-cell table:style-name="Table4.A1" office:value-type="string">
            <text:p text:style-name="P23" loext:marker-style-name="T8"><text:span text:style-name="T8">Sufficient, fund if room</text:span><text:span text:style-name="T8"/></text:p>
          </table:table-cell>
        </table:table-row>
        <table:table-row table:style-name="Table4.1">
          <table:table-cell table:style-name="Table4.A1" office:value-type="string">
            <text:p text:style-name="P22" loext:marker-style-name="T8"><text:span text:style-name="T8">4</text:span><text:span text:style-name="T8"/></text:p>
          </table:table-cell>
          <table:table-cell table:style-name="Table4.A1" office:value-type="string">
            <text:p text:style-name="P23" loext:marker-style-name="T8"><text:span text:style-name="T8">Insufficient, do not fund</text:span><text:span text:style-name="T8"/></text:p>
          </table:table-cell>
        </table:table-row>
        <table:table-row table:style-name="Table4.1">
          <table:table-cell table:style-name="Table4.A1" office:value-type="string">
            <text:p text:style-name="P22" loext:marker-style-name="T8"><text:span text:style-name="T8">3</text:span><text:span text:style-name="T8"/></text:p>
          </table:table-cell>
          <table:table-cell table:style-name="Table4.A1" office:value-type="string">
            <text:p text:style-name="P23" loext:marker-style-name="T8"><text:span text:style-name="T8">Bad, do not fund</text:span><text:span text:style-name="T8"/></text:p>
          </table:table-cell>
        </table:table-row>
        <table:table-row table:style-name="Table4.1">
          <table:table-cell table:style-name="Table4.A1" office:value-type="string">
            <text:p text:style-name="P22" loext:marker-style-name="T8"><text:span text:style-name="T8">2</text:span><text:span text:style-name="T8"/></text:p>
          </table:table-cell>
          <table:table-cell table:style-name="Table4.A1" office:value-type="string">
            <text:p text:style-name="P23" loext:marker-style-name="T8"><text:span text:style-name="T8">Very bad, do not fund</text:span><text:span text:style-name="T8"/></text:p>
          </table:table-cell>
        </table:table-row>
        <table:table-row table:style-name="Table4.1">
          <table:table-cell table:style-name="Table4.A1" office:value-type="string">
            <text:p text:style-name="P22" loext:marker-style-name="T8"><text:span text:style-name="T8">1</text:span><text:span text:style-name="T8"/></text:p>
          </table:table-cell>
          <table:table-cell table:style-name="Table4.A1" office:value-type="string">
            <text:p text:style-name="P23" loext:marker-style-name="T8"><text:span text:style-name="T8">Does not meet academic level, do not fund</text:span><text:span text:style-name="T8"/></text:p>
          </table:table-cell>
        </table:table-row>
      </table:table>
      <text:p text:style-name="P19" loext:marker-style-name="T8"/>
      <text:p text:style-name="P24" loext:marker-style-name="T16"/>
      <text:p text:style-name="P24" loext:marker-style-name="T16"/>
      <text:p text:style-name="P26" loext:marker-style-name="T17"><text:span text:style-name="T17">Please explain your answers. Try to exceed the length of 50-100 words per answer only when absolutely necessary.</text:span><text:span text:style-name="T17"/></text:p>
      <text:p text:style-name="P24" loext:marker-style-name="T16"/>
      <table:table table:name="Table5" table:style-name="Table5">
        <table:table-column table:style-name="Table5.A"/>
        <table:table-row table:style-name="Table5.1">
          <table:table-cell table:style-name="Table5.A1" office:value-type="string">
            <text:p text:style-name="P5"><text:bookmark text:name="_pcju30qp2rvp"/>Question 1. What is the scholarly, scientific or technological relevance of the problem? Is the problem original, timely, challenging? Is this a new line of research?</text:p>
          </table:table-cell>
        </table:table-row>
      </table:table>
      <text:p text:style-name="P14" loext:marker-style-name="T2"/>
      <text:p text:style-name="P6"><text:bookmark text:name="_nqpy4is1mro0"/>Answer:</text:p>
      <text:p text:style-name="P27" loext:marker-style-name="T18"><text:span text:style-name="T8">This is not a new line of research, several studies on this topic have been conducted. It is however both timely and challenging because several processors are still vulnerable for Spectre and it is a difficult problem to solve without degrading performance too much.</text:span></text:p>
      <text:p text:style-name="P17" loext:marker-style-name="T8"/>
      <text:p text:style-name="P25" loext:marker-style-name="T16"/>
      <table:table table:name="Table6" table:style-name="Table6">
        <table:table-column table:style-name="Table6.A"/>
        <table:table-row table:style-name="Table6.1">
          <table:table-cell table:style-name="Table6.A1" office:value-type="string">
            <text:p text:style-name="P5"><text:bookmark text:name="_3xj8y1448ho1"/>Question 2. What are the innovative and original aspects of the proposal? Are the project objectives challenging and scientifically ground-breaking? Is the methodology credible?</text:p>
          </table:table-cell>
        </table:table-row>
      </table:table>
      <text:p text:style-name="P20" loext:marker-style-name="T14"/>
      <text:p text:style-name="Heading_20_2"><text:bookmark text:name="_zg9v23uzby6"/>Answer:</text:p>
      <text:p text:style-name="P1">The online detection of Spectre attacks in hardware is innovative and challenging. It will be challenging to keep the detector small enough to not impact performance too much. It will also be challenging to make the detector accurate, especially if generalized over all processors and workloads. The methodology is credible because the Spectre attack consists of two phases with distinct characteristics.</text:p>
      <text:p text:style-name="P17" loext:marker-style-name="T8"/>
      <text:p text:style-name="P25" loext:marker-style-name="T16"/>
      <table:table table:name="Table7" table:style-name="Table7">
        <table:table-column table:style-name="Table7.A"/>
        <table:table-row table:style-name="Table7.1">
          <table:table-cell table:style-name="Table7.A1" office:value-type="string">
            <text:p text:style-name="P5"><text:bookmark text:name="_dpw9we5z8j3a"/>Question 3. Is the approach effective, including the practical work programme? How do you assess the program of work described in the proposal (realistic, feasible, ...)? Are the most important risks identified and effectively mitigated? </text:p>
          </table:table-cell>
        </table:table-row>
      </table:table>
      <text:p text:style-name="P20" loext:marker-style-name="T14"/>
      <text:p text:style-name="Heading_20_2"><text:bookmark text:name="_r12lcg64zyqi"/>Answer:</text:p>
      <text:p text:style-name="P8"><text:span text:style-name="T8">The proposal seems small for a four year project. Reverse engineering the branch predictor of one CPU is feasible, but I have doubts about the feasibility of generalizing over all possible workloads and generalizing potentially over the behavior of several branch predictors. </text:span><text:span text:style-name="T11">Flushing the targeted address as a mitigation is an observable side-effect, which could introduce a new vulnerability. </text:span><text:span text:style-name="T12">The risk of not being able to accurately detect the attack is missing. Additionally, making the proposed predictor performant and not take up too much valuable chip space will be challenging.</text:span></text:p>
      <text:p text:style-name="P17" loext:marker-style-name="T8"/>
      <text:p text:style-name="P25" loext:marker-style-name="T16"/>
      <table:table table:name="Table8" table:style-name="Table8">
        <table:table-column table:style-name="Table8.A"/>
        <table:table-row table:style-name="Table8.1">
          <table:table-cell table:style-name="Table8.A1" office:value-type="string">
            <text:p text:style-name="P5"><text:bookmark text:name="_vcj0n3m4g6yp"/>Question 4. Is the proposal well-written and are the project’s objectives clearly worded? Do you expect this project will lead to significant advancement of scholarship, science, or technology (academic impact)?</text:p>
          </table:table-cell>
        </table:table-row>
      </table:table>
      <text:p text:style-name="P20" loext:marker-style-name="T14"/>
      <text:p text:style-name="Heading_20_2"><text:bookmark text:name="_5oef9vhr5bwi"/>Answer:</text:p>
      <text:p text:style-name="P2">The proposal is very well-written and the objectives are clearly worded. If succes<text:span text:style-name="T21">s</text:span>ful, the project could lead to a new way to mitigate Spectre attacks which is a from of technological advancement.</text:p>
      <text:p text:style-name="P17" loext:marker-style-name="T8"/>
      <text:p text:style-name="P25" loext:marker-style-name="T16"/>
      <table:table table:name="Table9" table:style-name="Table9">
        <table:table-column table:style-name="Table9.A"/>
        <table:table-row table:style-name="Table9.1">
          <table:table-cell table:style-name="Table9.A1" office:value-type="string">
            <text:p text:style-name="P5"><text:bookmark text:name="_xltchs3owe8r"/>Question 5. What is your opinion on the societal impact of the proposed research? Are the expected results of the research relevant for solving a popular/economic/cultural/ technical or policy-related challenge?</text:p>
          </table:table-cell>
        </table:table-row>
      </table:table>
      <text:p text:style-name="P20" loext:marker-style-name="T14"/>
      <text:p text:style-name="Heading_20_2"><text:bookmark text:name="_88zu529vae33"/><text:soft-page-break/>Answer:</text:p>
      <text:p text:style-name="P2">The results from the proposed research are relevant for the security of hardware designs, which has an impact on data confidentiality and overal<text:span text:style-name="T20">l</text:span> societal stability.</text:p>
      <text:p text:style-name="P17" loext:marker-style-name="T8"/>
      <text:p text:style-name="P25" loext:marker-style-name="T16"/>
      <table:table table:name="Table10" table:style-name="Table10">
        <table:table-column table:style-name="Table10.A"/>
        <table:table-row table:style-name="Table10.1">
          <table:table-cell table:style-name="Table10.A1" office:value-type="string">
            <text:p text:style-name="P5"><text:bookmark text:name="_otcv1m5o0idk"/>Question 6. Are the main stakeholders of the problem clearly identified and addressed in the proposal? If any, what are the most important stakeholders the proposal does not address?</text:p>
          </table:table-cell>
        </table:table-row>
      </table:table>
      <text:p text:style-name="P20" loext:marker-style-name="T14"/>
      <text:p text:style-name="Heading_20_2"><text:bookmark text:name="_ehfibbpkv7fj"/>Answer:</text:p>
      <text:p text:style-name="P3">Hardware vendors are implicitly named as a main stakeholder of the problem. However, any user of a CPU is also an important stakeholder of the problem: from consumers to businesses.</text:p>
      <text:p text:style-name="P17" loext:marker-style-name="T8"/>
      <text:p text:style-name="P25" loext:marker-style-name="T16"/>
      <table:table table:name="Table11" table:style-name="Table11">
        <table:table-column table:style-name="Table11.A"/>
        <table:table-row table:style-name="Table11.1">
          <table:table-cell table:style-name="Table11.A1" office:value-type="string">
            <text:p text:style-name="P5"><text:bookmark text:name="_17irb2sl03d4"/>Question 7. Is the release of data and software artifacts clearly identified and addressed in the proposal?</text:p>
          </table:table-cell>
        </table:table-row>
      </table:table>
      <text:p text:style-name="P20" loext:marker-style-name="T14"/>
      <text:p text:style-name="Heading_20_2"><text:bookmark text:name="_3q0swp9ajt5s"/>Answer:</text:p>
      <text:p text:style-name="P4">It is not described how the results from reverse engineering a branch predictor are going to be released and it is <text:span text:style-name="T20">i</text:span>nsufficiently clear if and if so how the chip design is going to be published.</text:p>
      <text:p text:style-name="P17" loext:marker-style-name="T8"/>
      <text:p text:style-name="P17" loext:marker-style-name="T8"/>
      <text:p text:style-name="P25" loext:marker-style-name="T16"/>
      <table:table table:name="Table12" table:style-name="Table12">
        <table:table-column table:style-name="Table12.A"/>
        <table:table-row table:style-name="Table12.1">
          <table:table-cell table:style-name="Table12.A1" office:value-type="string">
            <text:p text:style-name="P5"><text:bookmark text:name="_n00sj5loqoy0"/>Question 8. Are the main ethical concerns clearly identified and addressed in the proposal? If any, what are the most important ethical concerns the proposal does not address?</text:p>
          </table:table-cell>
        </table:table-row>
      </table:table>
      <text:p text:style-name="P20" loext:marker-style-name="T14"/>
      <text:p text:style-name="Heading_20_2"><text:bookmark text:name="_jfsppsrhrndj"/>Answer:</text:p>
      <text:p text:style-name="P4">The most important ethical concern that is not addressed is the potential violation of protected intellectual property by reverse engineering a branch predictor.</text:p>
      <text:p text:style-name="P17" loext:marker-style-name="T8"/>
      <text:p text:style-name="P25" loext:marker-style-name="T16"/>
      <table:table table:name="Table13" table:style-name="Table13">
        <table:table-column table:style-name="Table13.A"/>
        <table:table-row table:style-name="Table13.1">
          <table:table-cell table:style-name="Table13.A1" office:value-type="string">
            <text:p text:style-name="P5"><text:bookmark text:name="_ehtdga4pjvu"/>Please identify at least 3 of the main strengths of the proposal: </text:p>
          </table:table-cell>
        </table:table-row>
      </table:table>
      <text:p text:style-name="P20" loext:marker-style-name="T14"/>
      <text:p text:style-name="Heading_20_2"><text:bookmark text:name="_xkoperw3a177"/>Answer:</text:p>
      <text:p text:style-name="P16" loext:marker-style-name="T15"><text:span text:style-name="T8">S1. </text:span><text:span text:style-name="T19">Solves the Spectre problem completely in hardware with no need for software mitigations, in contrary to many related studies.</text:span></text:p>
      <text:p text:style-name="P16" loext:marker-style-name="T8"><text:span text:style-name="T8">S2. </text:span><text:span text:style-name="T10">The project has potential for a big impact.</text:span></text:p>
      <text:p text:style-name="P16" loext:marker-style-name="T8"><text:span text:style-name="T8">S3. </text:span><text:span text:style-name="T10">The methodology is credible but with enough open questions for research.</text:span></text:p>
      <text:p text:style-name="P18" loext:marker-style-name="T8"/>
      <text:p text:style-name="P18" loext:marker-style-name="T8"/>
      <text:p text:style-name="P25" loext:marker-style-name="T16"/>
      <table:table table:name="Table14" table:style-name="Table14">
        <table:table-column table:style-name="Table14.A"/>
        <table:table-row table:style-name="Table14.1">
          <table:table-cell table:style-name="Table14.A1" office:value-type="string">
            <text:p text:style-name="P5"><text:bookmark text:name="_9qlmjayil9cx"/>Please identify at least 3 of the main weaknesses of the proposal: </text:p>
          </table:table-cell>
        </table:table-row>
      </table:table>
      <text:p text:style-name="P20" loext:marker-style-name="T14"/>
      <text:p text:style-name="Heading_20_2"><text:bookmark text:name="_dxxqovdte0sj"/>Answer:</text:p>
      <text:p text:style-name="P16" loext:marker-style-name="T15"><text:span text:style-name="T8">W1. </text:span><text:span text:style-name="T19">No comparison with state-of-the-art.</text:span></text:p>
      <text:p text:style-name="P16" loext:marker-style-name="T8"><text:span text:style-name="T8">W2. </text:span><text:span text:style-name="T10">Small project for four years of work.</text:span></text:p>
      <text:p text:style-name="P16" loext:marker-style-name="T8"><text:span text:style-name="T8">W3. </text:span><text:span text:style-name="T10">Limited knowledge utilisation or valorisation.</text:span></text:p>
      <text:p text:style-name="P7">W4. Flushing the targeted ad<text:span text:style-name="T20">d</text:span>ress on Spectre detection opens the possibility of a new side-channel.</text:p>
      <text:p text:style-name="P18"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orphans="2" fo:widows="2" fo:keep-with-next="always"/>
      <style:text-properties fo:color="#ffffff" loext:opacity="100%"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2" style:display-name="Heading 2" style:family="paragraph" style:parent-style-name="normal" style:next-style-name="normal" style:class="text">
      <style:paragraph-properties fo:orphans="2" fo:widows="2" fo:keep-with-next="always"/>
      <style:text-properties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3" style:display-name="Heading 3" style:family="paragraph" style:parent-style-name="normal" style:next-style-name="normal" style:class="text">
      <style:paragraph-properties fo:orphans="2" fo:widows="2" fo:padding-left="0in" fo:padding-right="0in" fo:padding-top="0in" fo:padding-bottom="0.0138in" fo:border-left="none" fo:border-right="none" fo:border-top="none" fo:border-bottom="0.74pt solid #000000" fo:keep-with-next="always"/>
      <style:text-properties fo:font-style="italic" style:font-style-asian="italic"/>
    </style:style>
    <style:style style:name="Heading_20_4" style:display-name="Heading 4" style:family="paragraph" style:parent-style-name="normal" style:next-style-name="normal" style:class="text">
      <style:paragraph-properties fo:keep-with-next="always"/>
      <style:text-properties fo:font-style="italic" fo:font-weight="bold" style:font-style-asian="italic" style:font-weight-asian="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665in" fo:margin-bottom="0.0417in" style:contextual-spacing="false" fo:line-height="100%"/>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2" style:family="paragraph" style:parent-style-name="Heading_20_3">
      <style:text-properties style:font-name="Verdana" fo:font-size="8.5pt" style:font-name-asian="Verdana2" style:font-size-asian="8.5pt" style:font-name-complex="Verdana2" style:font-size-complex="8.5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2" style:font-size-asian="8.5pt" style:font-style-asian="normal" style:font-weight-asian="bold" style:font-name-complex="Verdana2" style:font-size-complex="8.5pt"/>
    </style:style>
    <style:style style:name="MT2" style:family="text">
      <style:text-properties style:font-name="Verdana" fo:font-size="8.5pt" fo:font-weight="bold" style:font-name-asian="Verdana2" style:font-size-asian="8.5pt" style:font-weight-asian="bold" style:font-name-complex="Verdana2" style:font-size-complex="8.5pt"/>
    </style:style>
    <style:style style:name="MT3" style:family="text">
      <style:text-properties style:font-name="Verdana" fo:font-size="8.5pt" style:font-name-asian="Verdana2" style:font-size-asian="8.5pt" style:font-name-complex="Verdana2" style:font-size-complex="8.5pt"/>
    </style:style>
    <style:style style:name="MT4"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M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MT6"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Template for reviews of research proposals, v.1.0<text:line-break/>VU Research Proposal Writing course (X_405023)</text:span><text:span text:style-name="MT1"/></text:p>
        <text:p text:style-name="MP2" loext:marker-style-name="MT3"/>
        <text:p text:style-name="MP3" loext:marker-style-name="MT4"/>
      </style:header>
      <style:footer>
        <text:p text:style-name="MP4" loext:marker-style-name="MT5"><text:page-number text:select-page="current">3</text:page-number></text:p>
        <text:p text:style-name="MP5"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8T18:56:53.340408807</dc:date>
    <meta:editing-duration>PT1H14M3S</meta:editing-duration>
    <meta:editing-cycles>15</meta:editing-cycles>
    <meta:generator>LibreOffice/7.5.8.2$Linux_X86_64 LibreOffice_project/50$Build-2</meta:generator>
    <meta:document-statistic meta:table-count="14" meta:image-count="0" meta:object-count="0" meta:page-count="3" meta:paragraph-count="70" meta:word-count="854" meta:character-count="5380" meta:non-whitespace-character-count="4593"/>
  </office:meta>
</office:document-meta>
</file>